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492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0.8764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2.2827in"/>
    </style:style>
    <style:style style:name="co8" style:family="table-column">
      <style:table-column-properties fo:break-before="auto" style:column-width="1.228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60"/>
  </office:automatic-styles>
  <office:body>
    <office:spreadsheet>
      <table:tracked-changes>
        <table:cell-content-change table:id="ct1" table:acceptance-state="accepted">
          <table:cell-address table:column="13" table:row="4" table:table="0"/>
          <office:change-info>
            <dc:creator> </dc:creator>
            <dc:date>2021-12-29T15:30:35.859990606</dc:date>
          </office:change-info>
          <table:previous>
            <table:change-track-table-cell/>
          </table:previous>
        </table:cell-content-change>
        <table:insertion table:id="ct2" table:acceptance-state="accepted" table:type="column" table:position="13" table:table="0">
          <office:change-info>
            <dc:creator> </dc:creator>
            <dc:date>2021-12-29T15:30:50.276741583</dc:date>
          </office:change-info>
          <table:dependencies>
            <table:dependency table:id="ct48"/>
            <table:dependency table:id="ct47"/>
            <table:dependency table:id="ct46"/>
            <table:dependency table:id="ct37"/>
            <table:dependency table:id="ct36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  <table:dependency table:id="ct11"/>
            <table:dependency table:id="ct5"/>
            <table:dependency table:id="ct3"/>
          </table:dependencies>
        </table:insertion>
        <table:cell-content-change table:id="ct3" table:acceptance-state="accepted">
          <table:cell-address table:column="13" table:row="4" table:table="0"/>
          <office:change-info>
            <dc:creator> </dc:creator>
            <dc:date>2021-12-29T15:31:03.446884798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13" table:row="14" table:table="0"/>
          <office:change-info>
            <dc:creator> </dc:creator>
            <dc:date>2021-12-29T15:36:19.625821459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13" table:row="14" table:table="0"/>
          <office:change-info>
            <dc:creator> </dc:creator>
            <dc:date>2021-12-29T15:39:01.804053665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13" table:row="4" table:table="0"/>
          <office:change-info>
            <dc:creator> </dc:creator>
            <dc:date>2021-12-29T15:40:46.687777417</dc:date>
          </office:change-info>
          <table:previous table:id="ct1">
            <table:change-track-table-cell office:value-type="string">
              <text:p>N_CYCLES</text:p>
            </table:change-track-table-cell>
          </table:previous>
        </table:cell-content-change>
        <table:cell-content-change table:id="ct7" table:acceptance-state="accepted">
          <table:cell-address table:column="13" table:row="4" table:table="0"/>
          <office:change-info>
            <dc:creator> </dc:creator>
            <dc:date>2021-12-29T15:40:53.207798294</dc:date>
          </office:change-info>
          <table:previous table:id="ct6">
            <table:change-track-table-cell office:value-type="string">
              <text:p>TOT_CYCLES</text:p>
            </table:change-track-table-cell>
          </table:previous>
        </table:cell-content-change>
        <table:cell-content-change table:id="ct8" table:acceptance-state="accepted">
          <table:cell-address table:column="13" table:row="14" table:table="0"/>
          <office:change-info>
            <dc:creator> </dc:creator>
            <dc:date>2021-12-29T15:40:56.400795557</dc:date>
          </office:change-info>
          <table:previous table:id="ct4">
            <table:change-track-table-cell office:value-type="float" office:value="26"/>
          </table:previous>
        </table:cell-content-change>
        <table:deletion table:id="ct9" table:acceptance-state="accepted" table:type="column" table:position="13" table:table="0">
          <office:change-info>
            <dc:creator> </dc:creator>
            <dc:date>2021-12-29T15:40:59.863645178</dc:date>
          </office:change-info>
          <table:deletions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deletion>
        <table:insertion table:id="ct10" table:acceptance-state="accepted" table:type="column" table:position="14" table:table="0">
          <office:change-info>
            <dc:creator> </dc:creator>
            <dc:date>2021-12-29T15:41:42.260368484</dc:date>
          </office:change-info>
          <table:dependencies>
            <table:dependency table:id="ct92"/>
            <table:dependency table:id="ct91"/>
            <table:dependency table:id="ct79"/>
            <table:dependency table:id="ct77"/>
            <table:dependency table:id="ct71"/>
            <table:dependency table:id="ct69"/>
            <table:dependency table:id="ct53"/>
            <table:dependency table:id="ct50"/>
            <table:dependency table:id="ct23"/>
          </table:dependencies>
        </table:insertion>
        <table:cell-content-change table:id="ct11" table:acceptance-state="accepted">
          <table:cell-address table:column="13" table:row="9" table:table="0"/>
          <office:change-info>
            <dc:creator> </dc:creator>
            <dc:date>2021-12-29T15:50:28.025157008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13" table:row="8" table:table="0"/>
          <office:change-info>
            <dc:creator> </dc:creator>
            <dc:date>2021-12-29T15:55:11.119462479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13" table:row="8" table:table="0"/>
          <office:change-info>
            <dc:creator> </dc:creator>
            <dc:date>2021-12-29T15:57:12.065121465</dc:date>
          </office:change-info>
          <table:previous table:id="ct12">
            <table:change-track-table-cell office:value-type="float" office:value="78"/>
          </table:previous>
        </table:cell-content-change>
        <table:cell-content-change table:id="ct14" table:acceptance-state="accepted">
          <table:cell-address table:column="13" table:row="9" table:table="0"/>
          <office:change-info>
            <dc:creator> </dc:creator>
            <dc:date>2021-12-29T15:57:31.663883715</dc:date>
          </office:change-info>
          <table:previous table:id="ct11">
            <table:change-track-table-cell office:value-type="float" office:value="1062"/>
          </table:previous>
        </table:cell-content-change>
        <table:cell-content-change table:id="ct15" table:acceptance-state="accepted">
          <table:cell-address table:column="13" table:row="7" table:table="0"/>
          <office:change-info>
            <dc:creator> </dc:creator>
            <dc:date>2021-12-29T15:57:37.584297874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13" table:row="8" table:table="0"/>
          <office:change-info>
            <dc:creator> </dc:creator>
            <dc:date>2021-12-29T16:01:10.776788405</dc:date>
          </office:change-info>
          <table:previous table:id="ct13">
            <table:change-track-table-cell office:value-type="float" office:value="1062"/>
          </table:previous>
        </table:cell-content-change>
        <table:cell-content-change table:id="ct17" table:acceptance-state="accepted">
          <table:cell-address table:column="13" table:row="9" table:table="0"/>
          <office:change-info>
            <dc:creator> </dc:creator>
            <dc:date>2021-12-29T16:25:51.716613808</dc:date>
          </office:change-info>
          <table:previous table:id="ct14">
            <table:change-track-table-cell/>
          </table:previous>
        </table:cell-content-change>
        <table:cell-content-change table:id="ct18" table:acceptance-state="accepted">
          <table:cell-address table:column="13" table:row="6" table:table="0"/>
          <office:change-info>
            <dc:creator> </dc:creator>
            <dc:date>2021-12-29T16:25:59.725764182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13" table:row="6" table:table="0"/>
          <office:change-info>
            <dc:creator> </dc:creator>
            <dc:date>2021-12-29T16:26:03.406475256</dc:date>
          </office:change-info>
          <table:previous table:id="ct18">
            <table:change-track-table-cell office:value-type="float" office:value="2626"/>
          </table:previous>
        </table:cell-content-change>
        <table:cell-content-change table:id="ct20" table:acceptance-state="accepted">
          <table:cell-address table:column="13" table:row="1" table:table="0"/>
          <office:change-info>
            <dc:creator> </dc:creator>
            <dc:date>2021-12-29T16:36:23.674277617</dc:date>
          </office:change-info>
          <table:previous>
            <table:change-track-table-cell/>
          </table:previous>
        </table:cell-content-change>
        <table:insertion table:id="ct21" table:acceptance-state="accepted" table:type="row" table:position="3" table:table="0">
          <office:change-info>
            <dc:creator> </dc:creator>
            <dc:date>2021-12-29T16:37:23.143258404</dc:date>
          </office:change-info>
        </table:insertion>
        <table:insertion table:id="ct22" table:acceptance-state="accepted" table:type="row" table:position="5" table:table="0">
          <office:change-info>
            <dc:creator> </dc:creator>
            <dc:date>2021-12-29T16:37:26.079411474</dc:date>
          </office:change-info>
          <table:dependencies>
            <table:dependency table:id="ct47"/>
            <table:dependency table:id="ct24"/>
            <table:dependency table:id="ct23"/>
          </table:dependencies>
        </table:insertion>
        <table:movement table:id="ct23" table:acceptance-state="accepted">
          <table:source-range-address table:start-column="4" table:start-row="16" table:start-table="0" table:end-column="16" table:end-row="16" table:end-table="0"/>
          <table:target-range-address table:start-column="4" table:start-row="5" table:start-table="0" table:end-column="16" table:end-row="5" table:end-table="0"/>
          <office:change-info>
            <dc:creator> </dc:creator>
            <dc:date>2021-12-29T16:37:31.181548435</dc:date>
          </office:change-info>
          <table:dependencies>
            <table:dependency table:id="ct51"/>
          </table:dependencies>
        </table:movement>
        <table:movement table:id="ct24" table:acceptance-state="accepted">
          <table:source-range-address table:column="2" table:row="6" table:table="0"/>
          <table:target-range-address table:column="2" table:row="5" table:table="0"/>
          <office:change-info>
            <dc:creator> </dc:creator>
            <dc:date>2021-12-29T16:37:34.576836145</dc:date>
          </office:change-info>
        </table:movement>
        <table:insertion table:id="ct25" table:acceptance-state="accepted" table:type="row" table:position="10" table:table="0">
          <office:change-info>
            <dc:creator> </dc:creator>
            <dc:date>2021-12-29T16:40:43.694438779</dc:date>
          </office:change-info>
          <table:dependencies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  <table:dependency table:id="ct27"/>
            <table:dependency table:id="ct26"/>
          </table:dependencies>
        </table:insertion>
        <table:cell-content-change table:id="ct26" table:acceptance-state="accepted">
          <table:cell-address table:column="4" table:row="10" table:table="0"/>
          <office:change-info>
            <dc:creator> </dc:creator>
            <dc:date>2021-12-29T16:40:48.318939172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6" table:row="10" table:table="0"/>
          <office:change-info>
            <dc:creator> </dc:creator>
            <dc:date>2021-12-29T16:40:51.454774863</dc:date>
          </office:change-info>
          <table:previous>
            <table:change-track-table-cell/>
          </table:previous>
        </table:cell-content-change>
        <table:cell-content-change table:id="ct28" table:acceptance-state="accepted">
          <table:cell-address table:column="5" table:row="10" table:table="0"/>
          <office:change-info>
            <dc:creator> </dc:creator>
            <dc:date>2021-12-29T16:40:54.063937627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7" table:row="10" table:table="0"/>
          <office:change-info>
            <dc:creator> </dc:creator>
            <dc:date>2021-12-29T16:41:03.48189434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7" table:row="10" table:table="0"/>
          <office:change-info>
            <dc:creator> </dc:creator>
            <dc:date>2021-12-29T16:41:12.866531488</dc:date>
          </office:change-info>
          <table:previous table:id="ct29">
            <table:change-track-table-cell office:value-type="string">
              <text:p>--</text:p>
            </table:change-track-table-cell>
          </table:previous>
        </table:cell-content-change>
        <table:cell-content-change table:id="ct31" table:acceptance-state="accepted">
          <table:cell-address table:column="8" table:row="10" table:table="0"/>
          <office:change-info>
            <dc:creator> </dc:creator>
            <dc:date>2021-12-29T16:41:22.023180657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9" table:row="10" table:table="0"/>
          <office:change-info>
            <dc:creator> </dc:creator>
            <dc:date>2021-12-29T16:41:22.973166863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10" table:row="10" table:table="0"/>
          <office:change-info>
            <dc:creator> </dc:creator>
            <dc:date>2021-12-29T16:41:23.573900438</dc:date>
          </office:change-info>
          <table:previous>
            <table:change-track-table-cell/>
          </table:previous>
        </table:cell-content-change>
        <table:cell-content-change table:id="ct34" table:acceptance-state="accepted">
          <table:cell-address table:column="11" table:row="10" table:table="0"/>
          <office:change-info>
            <dc:creator> </dc:creator>
            <dc:date>2021-12-29T16:41:24.181883448</dc:date>
          </office:change-info>
          <table:previous>
            <table:change-track-table-cell/>
          </table:previous>
        </table:cell-content-change>
        <table:cell-content-change table:id="ct35" table:acceptance-state="accepted">
          <table:cell-address table:column="12" table:row="10" table:table="0"/>
          <office:change-info>
            <dc:creator> </dc:creator>
            <dc:date>2021-12-29T16:41:25.102077114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3" table:row="10" table:table="0"/>
          <office:change-info>
            <dc:creator> </dc:creator>
            <dc:date>2021-12-29T16:41:44.806770636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13" table:row="10" table:table="0"/>
          <office:change-info>
            <dc:creator> </dc:creator>
            <dc:date>2021-12-29T16:42:27.378837941</dc:date>
          </office:change-info>
          <table:previous table:id="ct36">
            <table:change-track-table-cell office:value-type="float" office:value="4167"/>
          </table:previous>
        </table:cell-content-change>
        <table:insertion table:id="ct38" table:type="row" table:position="11" table:table="0">
          <office:change-info>
            <dc:creator> </dc:creator>
            <dc:date>2022-01-21T08:40:24.958007304</dc:date>
          </office:change-info>
          <table:dependencies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46"/>
            <table:dependency table:id="ct43"/>
            <table:dependency table:id="ct42"/>
            <table:dependency table:id="ct40"/>
          </table:dependencies>
        </table:insertion>
        <table:insertion table:id="ct39" table:type="row" table:position="12" table:table="0">
          <office:change-info>
            <dc:creator> </dc:creator>
            <dc:date>2022-01-21T08:40:27.237506328</dc:date>
          </office:change-info>
          <table:dependencies>
            <table:dependency table:id="ct48"/>
            <table:dependency table:id="ct45"/>
            <table:dependency table:id="ct44"/>
            <table:dependency table:id="ct41"/>
          </table:dependencies>
        </table:insertion>
        <table:cell-content-change table:id="ct40">
          <table:cell-address table:column="4" table:row="11" table:table="0"/>
          <office:change-info>
            <dc:creator> </dc:creator>
            <dc:date>2022-01-21T08:40:32.72696963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2" table:table="0"/>
          <office:change-info>
            <dc:creator> </dc:creator>
            <dc:date>2022-01-21T08:40:34.937534834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11" table:table="0"/>
          <office:change-info>
            <dc:creator> </dc:creator>
            <dc:date>2022-01-21T08:40:38.061192589</dc:date>
          </office:change-info>
          <table:previous>
            <table:change-track-table-cell/>
          </table:previous>
        </table:cell-content-change>
        <table:cell-content-change table:id="ct43">
          <table:cell-address table:column="6" table:row="11" table:table="0"/>
          <office:change-info>
            <dc:creator> </dc:creator>
            <dc:date>2022-01-21T08:40:40.736088535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2" table:table="0"/>
          <office:change-info>
            <dc:creator> </dc:creator>
            <dc:date>2022-01-21T08:40:43.259868112</dc:date>
          </office:change-info>
          <table:previous>
            <table:change-track-table-cell/>
          </table:previous>
        </table:cell-content-change>
        <table:cell-content-change table:id="ct45">
          <table:cell-address table:column="6" table:row="12" table:table="0"/>
          <office:change-info>
            <dc:creator> </dc:creator>
            <dc:date>2022-01-21T08:40:48.986576207</dc:date>
          </office:change-info>
          <table:previous>
            <table:change-track-table-cell/>
          </table:previous>
        </table:cell-content-change>
        <table:cell-content-change table:id="ct46">
          <table:cell-address table:column="13" table:row="11" table:table="0"/>
          <office:change-info>
            <dc:creator> </dc:creator>
            <dc:date>2022-01-21T08:40:57.344311035</dc:date>
          </office:change-info>
          <table:previous>
            <table:change-track-table-cell/>
          </table:previous>
        </table:cell-content-change>
        <table:cell-content-change table:id="ct47">
          <table:cell-address table:column="13" table:row="5" table:table="0"/>
          <office:change-info>
            <dc:creator> </dc:creator>
            <dc:date>2022-01-21T08:41:00.670097910</dc:date>
          </office:change-info>
          <table:previous>
            <table:change-track-table-cell/>
          </table:previous>
        </table:cell-content-change>
        <table:cell-content-change table:id="ct48">
          <table:cell-address table:column="13" table:row="12" table:table="0"/>
          <office:change-info>
            <dc:creator> </dc:creator>
            <dc:date>2022-01-21T08:41:09.344715979</dc:date>
          </office:change-info>
          <table:previous>
            <table:change-track-table-cell/>
          </table:previous>
        </table:cell-content-change>
        <table:insertion table:id="ct49" table:type="row" table:position="13" table:table="0">
          <office:change-info>
            <dc:creator> </dc:creator>
            <dc:date>2022-01-21T08:41:11.047807482</dc:date>
          </office:change-info>
        </table:insertion>
        <table:cell-content-change table:id="ct50">
          <table:cell-address table:column="14" table:row="4" table:table="0"/>
          <office:change-info>
            <dc:creator> </dc:creator>
            <dc:date>2022-01-21T08:43:26.649126532</dc:date>
          </office:change-info>
          <table:previous>
            <table:change-track-table-cell/>
          </table:previous>
        </table:cell-content-change>
        <table:insertion table:id="ct51" table:type="column" table:position="15" table:table="0">
          <office:change-info>
            <dc:creator> </dc:creator>
            <dc:date>2022-01-21T08:43:28.147475958</dc:date>
          </office:change-info>
          <table:dependencies>
            <table:dependency table:id="ct93"/>
            <table:dependency table:id="ct78"/>
            <table:dependency table:id="ct72"/>
            <table:dependency table:id="ct70"/>
            <table:dependency table:id="ct54"/>
            <table:dependency table:id="ct52"/>
          </table:dependencies>
        </table:insertion>
        <table:cell-content-change table:id="ct52">
          <table:cell-address table:column="15" table:row="4" table:table="0"/>
          <office:change-info>
            <dc:creator> </dc:creator>
            <dc:date>2022-01-21T08:43:38.515361225</dc:date>
          </office:change-info>
          <table:previous>
            <table:change-track-table-cell/>
          </table:previous>
        </table:cell-content-change>
        <table:cell-content-change table:id="ct53">
          <table:cell-address table:column="14" table:row="11" table:table="0"/>
          <office:change-info>
            <dc:creator> </dc:creator>
            <dc:date>2022-01-21T08:43:53.948452745</dc:date>
          </office:change-info>
          <table:previous>
            <table:change-track-table-cell/>
          </table:previous>
        </table:cell-content-change>
        <table:cell-content-change table:id="ct54">
          <table:cell-address table:column="15" table:row="11" table:table="0"/>
          <office:change-info>
            <dc:creator> </dc:creator>
            <dc:date>2022-01-21T08:43:57.168500751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1" table:table="0"/>
          <office:change-info>
            <dc:creator> </dc:creator>
            <dc:date>2022-01-21T08:44:10.838370841</dc:date>
          </office:change-info>
          <table:previous>
            <table:change-track-table-cell/>
          </table:previous>
        </table:cell-content-change>
        <table:cell-content-change table:id="ct56">
          <table:cell-address table:column="8" table:row="11" table:table="0"/>
          <office:change-info>
            <dc:creator> </dc:creator>
            <dc:date>2022-01-21T08:44:16.026800668</dc:date>
          </office:change-info>
          <table:previous>
            <table:change-track-table-cell/>
          </table:previous>
        </table:cell-content-change>
        <table:cell-content-change table:id="ct57">
          <table:cell-address table:column="10" table:row="11" table:table="0"/>
          <office:change-info>
            <dc:creator> </dc:creator>
            <dc:date>2022-01-21T08:44:19.186870019</dc:date>
          </office:change-info>
          <table:previous>
            <table:change-track-table-cell/>
          </table:previous>
        </table:cell-content-change>
        <table:cell-content-change table:id="ct58">
          <table:cell-address table:column="9" table:row="11" table:table="0"/>
          <office:change-info>
            <dc:creator> </dc:creator>
            <dc:date>2022-01-21T08:44:28.117682037</dc:date>
          </office:change-info>
          <table:previous>
            <table:change-track-table-cell/>
          </table:previous>
        </table:cell-content-change>
        <table:cell-content-change table:id="ct59">
          <table:cell-address table:column="12" table:row="11" table:table="0"/>
          <office:change-info>
            <dc:creator> </dc:creator>
            <dc:date>2022-01-21T08:44:41.785005582</dc:date>
          </office:change-info>
          <table:previous>
            <table:change-track-table-cell/>
          </table:previous>
        </table:cell-content-change>
        <table:insertion table:id="ct60" table:type="row" table:position="27" table:table="0">
          <office:change-info>
            <dc:creator> </dc:creator>
            <dc:date>2022-01-21T08:44:58.299192460</dc:date>
          </office:change-info>
          <table:dependencies>
            <table:dependency table:id="ct86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</table:dependencies>
        </table:insertion>
        <table:cell-content-change table:id="ct61">
          <table:cell-address table:column="4" table:row="27" table:table="0"/>
          <office:change-info>
            <dc:creator> </dc:creator>
            <dc:date>2022-01-21T08:45:15.740479150</dc:date>
          </office:change-info>
          <table:previous>
            <table:change-track-table-cell/>
          </table:previous>
        </table:cell-content-change>
        <table:cell-content-change table:id="ct62">
          <table:cell-address table:column="5" table:row="27" table:table="0"/>
          <office:change-info>
            <dc:creator> </dc:creator>
            <dc:date>2022-01-21T08:45:15.740488728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27" table:table="0"/>
          <office:change-info>
            <dc:creator> </dc:creator>
            <dc:date>2022-01-21T08:45:15.740492034</dc:date>
          </office:change-info>
          <table:previous>
            <table:change-track-table-cell/>
          </table:previous>
        </table:cell-content-change>
        <table:cell-content-change table:id="ct64">
          <table:cell-address table:column="7" table:row="27" table:table="0"/>
          <office:change-info>
            <dc:creator> </dc:creator>
            <dc:date>2022-01-21T08:45:15.740495391</dc:date>
          </office:change-info>
          <table:previous>
            <table:change-track-table-cell/>
          </table:previous>
        </table:cell-content-change>
        <table:cell-content-change table:id="ct65">
          <table:cell-address table:column="8" table:row="27" table:table="0"/>
          <office:change-info>
            <dc:creator> </dc:creator>
            <dc:date>2022-01-21T08:45:15.740498937</dc:date>
          </office:change-info>
          <table:previous>
            <table:change-track-table-cell/>
          </table:previous>
        </table:cell-content-change>
        <table:cell-content-change table:id="ct66">
          <table:cell-address table:column="9" table:row="27" table:table="0"/>
          <office:change-info>
            <dc:creator> </dc:creator>
            <dc:date>2022-01-21T08:45:15.740502083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27" table:table="0"/>
          <office:change-info>
            <dc:creator> </dc:creator>
            <dc:date>2022-01-21T08:45:15.740504568</dc:date>
          </office:change-info>
          <table:previous>
            <table:change-track-table-cell/>
          </table:previous>
        </table:cell-content-change>
        <table:cell-content-change table:id="ct68">
          <table:cell-address table:column="12" table:row="27" table:table="0"/>
          <office:change-info>
            <dc:creator> </dc:creator>
            <dc:date>2022-01-21T08:45:15.740507253</dc:date>
          </office:change-info>
          <table:previous>
            <table:change-track-table-cell/>
          </table:previous>
        </table:cell-content-change>
        <table:cell-content-change table:id="ct69">
          <table:cell-address table:column="14" table:row="27" table:table="0"/>
          <office:change-info>
            <dc:creator> </dc:creator>
            <dc:date>2022-01-21T08:45:34.811724770</dc:date>
          </office:change-info>
          <table:previous>
            <table:change-track-table-cell/>
          </table:previous>
        </table:cell-content-change>
        <table:cell-content-change table:id="ct70">
          <table:cell-address table:column="15" table:row="27" table:table="0"/>
          <office:change-info>
            <dc:creator> </dc:creator>
            <dc:date>2022-01-21T08:45:34.811734538</dc:date>
          </office:change-info>
          <table:previous>
            <table:change-track-table-cell/>
          </table:previous>
        </table:cell-content-change>
        <table:cell-content-change table:id="ct71">
          <table:cell-address table:column="14" table:row="22" table:table="0"/>
          <office:change-info>
            <dc:creator> </dc:creator>
            <dc:date>2022-01-21T08:45:40.287029233</dc:date>
          </office:change-info>
          <table:previous>
            <table:change-track-table-cell/>
          </table:previous>
        </table:cell-content-change>
        <table:cell-content-change table:id="ct72">
          <table:cell-address table:column="15" table:row="22" table:table="0"/>
          <office:change-info>
            <dc:creator> </dc:creator>
            <dc:date>2022-01-21T08:45:40.287049030</dc:date>
          </office:change-info>
          <table:previous>
            <table:change-track-table-cell/>
          </table:previous>
        </table:cell-content-change>
        <table:insertion table:id="ct73" table:type="row" table:position="28" table:table="0">
          <office:change-info>
            <dc:creator> </dc:creator>
            <dc:date>2022-01-21T08:46:30.620770534</dc:date>
          </office:change-info>
          <table:dependencies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</table:dependencies>
        </table:insertion>
        <table:cell-content-change table:id="ct74">
          <table:cell-address table:column="4" table:row="28" table:table="0"/>
          <office:change-info>
            <dc:creator> </dc:creator>
            <dc:date>2022-01-21T08:46:33.013008401</dc:date>
          </office:change-info>
          <table:previous>
            <table:change-track-table-cell/>
          </table:previous>
        </table:cell-content-change>
        <table:cell-content-change table:id="ct75">
          <table:cell-address table:column="5" table:row="28" table:table="0"/>
          <office:change-info>
            <dc:creator> </dc:creator>
            <dc:date>2022-01-21T08:46:34.416167600</dc:date>
          </office:change-info>
          <table:previous>
            <table:change-track-table-cell/>
          </table:previous>
        </table:cell-content-change>
        <table:cell-content-change table:id="ct76">
          <table:cell-address table:column="6" table:row="28" table:table="0"/>
          <office:change-info>
            <dc:creator> </dc:creator>
            <dc:date>2022-01-21T08:46:35.685759459</dc:date>
          </office:change-info>
          <table:previous>
            <table:change-track-table-cell/>
          </table:previous>
        </table:cell-content-change>
        <table:cell-content-change table:id="ct77">
          <table:cell-address table:column="14" table:row="28" table:table="0"/>
          <office:change-info>
            <dc:creator> </dc:creator>
            <dc:date>2022-01-21T08:48:57.352105107</dc:date>
          </office:change-info>
          <table:previous>
            <table:change-track-table-cell/>
          </table:previous>
        </table:cell-content-change>
        <table:cell-content-change table:id="ct78">
          <table:cell-address table:column="15" table:row="28" table:table="0"/>
          <office:change-info>
            <dc:creator> </dc:creator>
            <dc:date>2022-01-21T08:49:25.317225497</dc:date>
          </office:change-info>
          <table:previous>
            <table:change-track-table-cell/>
          </table:previous>
        </table:cell-content-change>
        <table:cell-content-change table:id="ct79">
          <table:cell-address table:column="14" table:row="28" table:table="0"/>
          <office:change-info>
            <dc:creator> </dc:creator>
            <dc:date>2022-01-21T08:49:40.574751930</dc:date>
          </office:change-info>
          <table:previous table:id="ct77">
            <table:change-track-table-cell office:value-type="float" office:value="10.455"/>
          </table:previous>
        </table:cell-content-change>
        <table:cell-content-change table:id="ct80">
          <table:cell-address table:column="7" table:row="28" table:table="0"/>
          <office:change-info>
            <dc:creator> </dc:creator>
            <dc:date>2022-01-21T08:49:58.992470362</dc:date>
          </office:change-info>
          <table:previous>
            <table:change-track-table-cell/>
          </table:previous>
        </table:cell-content-change>
        <table:cell-content-change table:id="ct81">
          <table:cell-address table:column="8" table:row="28" table:table="0"/>
          <office:change-info>
            <dc:creator> </dc:creator>
            <dc:date>2022-01-21T08:50:03.050416034</dc:date>
          </office:change-info>
          <table:previous>
            <table:change-track-table-cell/>
          </table:previous>
        </table:cell-content-change>
        <table:cell-content-change table:id="ct82">
          <table:cell-address table:column="9" table:row="28" table:table="0"/>
          <office:change-info>
            <dc:creator> </dc:creator>
            <dc:date>2022-01-21T08:50:07.460431745</dc:date>
          </office:change-info>
          <table:previous>
            <table:change-track-table-cell/>
          </table:previous>
        </table:cell-content-change>
        <table:cell-content-change table:id="ct83">
          <table:cell-address table:column="10" table:row="28" table:table="0"/>
          <office:change-info>
            <dc:creator> </dc:creator>
            <dc:date>2022-01-21T08:50:10.109398867</dc:date>
          </office:change-info>
          <table:previous>
            <table:change-track-table-cell/>
          </table:previous>
        </table:cell-content-change>
        <table:cell-content-change table:id="ct84">
          <table:cell-address table:column="12" table:row="28" table:table="0"/>
          <office:change-info>
            <dc:creator> </dc:creator>
            <dc:date>2022-01-21T08:50:24.054460960</dc:date>
          </office:change-info>
          <table:previous>
            <table:change-track-table-cell/>
          </table:previous>
        </table:cell-content-change>
        <table:cell-content-change table:id="ct85">
          <table:cell-address table:column="11" table:row="28" table:table="0"/>
          <office:change-info>
            <dc:creator> </dc:creator>
            <dc:date>2022-01-21T08:50:33.152045622</dc:date>
          </office:change-info>
          <table:previous>
            <table:change-track-table-cell/>
          </table:previous>
        </table:cell-content-change>
        <table:cell-content-change table:id="ct86">
          <table:cell-address table:column="11" table:row="27" table:table="0"/>
          <office:change-info>
            <dc:creator> </dc:creator>
            <dc:date>2022-01-21T08:50:39.812249725</dc:date>
          </office:change-info>
          <table:previous>
            <table:change-track-table-cell/>
          </table:previous>
        </table:cell-content-change>
        <table:insertion table:id="ct87" table:type="row" table:position="29" table:table="0">
          <office:change-info>
            <dc:creator> </dc:creator>
            <dc:date>2022-01-21T08:53:04.648888732</dc:date>
          </office:change-info>
          <table:dependencies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</table:dependencies>
        </table:insertion>
        <table:cell-content-change table:id="ct88">
          <table:cell-address table:column="4" table:row="29" table:table="0"/>
          <office:change-info>
            <dc:creator> </dc:creator>
            <dc:date>2022-01-21T08:53:07.229640618</dc:date>
          </office:change-info>
          <table:previous>
            <table:change-track-table-cell/>
          </table:previous>
        </table:cell-content-change>
        <table:cell-content-change table:id="ct89">
          <table:cell-address table:column="5" table:row="29" table:table="0"/>
          <office:change-info>
            <dc:creator> </dc:creator>
            <dc:date>2022-01-21T08:53:08.693710948</dc:date>
          </office:change-info>
          <table:previous>
            <table:change-track-table-cell/>
          </table:previous>
        </table:cell-content-change>
        <table:cell-content-change table:id="ct90">
          <table:cell-address table:column="6" table:row="29" table:table="0"/>
          <office:change-info>
            <dc:creator> </dc:creator>
            <dc:date>2022-01-21T08:53:10.688655170</dc:date>
          </office:change-info>
          <table:previous>
            <table:change-track-table-cell/>
          </table:previous>
        </table:cell-content-change>
        <table:cell-content-change table:id="ct91">
          <table:cell-address table:column="14" table:row="29" table:table="0"/>
          <office:change-info>
            <dc:creator> </dc:creator>
            <dc:date>2022-01-21T08:56:27.979551158</dc:date>
          </office:change-info>
          <table:previous>
            <table:change-track-table-cell/>
          </table:previous>
        </table:cell-content-change>
        <table:cell-content-change table:id="ct92">
          <table:cell-address table:column="14" table:row="29" table:table="0"/>
          <office:change-info>
            <dc:creator> </dc:creator>
            <dc:date>2022-01-21T08:56:34.490218792</dc:date>
          </office:change-info>
          <table:previous table:id="ct91">
            <table:change-track-table-cell office:value-type="float" office:value="80261"/>
          </table:previous>
        </table:cell-content-change>
        <table:cell-content-change table:id="ct93">
          <table:cell-address table:column="15" table:row="29" table:table="0"/>
          <office:change-info>
            <dc:creator> </dc:creator>
            <dc:date>2022-01-21T08:56:50.853187070</dc:date>
          </office:change-info>
          <table:previous>
            <table:change-track-table-cell/>
          </table:previous>
        </table:cell-content-change>
        <table:cell-content-change table:id="ct94">
          <table:cell-address table:column="7" table:row="29" table:table="0"/>
          <office:change-info>
            <dc:creator> </dc:creator>
            <dc:date>2022-01-21T08:57:12.221680536</dc:date>
          </office:change-info>
          <table:previous>
            <table:change-track-table-cell/>
          </table:previous>
        </table:cell-content-change>
        <table:cell-content-change table:id="ct95">
          <table:cell-address table:column="8" table:row="29" table:table="0"/>
          <office:change-info>
            <dc:creator> </dc:creator>
            <dc:date>2022-01-21T08:57:15.465876335</dc:date>
          </office:change-info>
          <table:previous>
            <table:change-track-table-cell/>
          </table:previous>
        </table:cell-content-change>
        <table:cell-content-change table:id="ct96">
          <table:cell-address table:column="10" table:row="29" table:table="0"/>
          <office:change-info>
            <dc:creator> </dc:creator>
            <dc:date>2022-01-21T08:57:20.370027281</dc:date>
          </office:change-info>
          <table:previous>
            <table:change-track-table-cell/>
          </table:previous>
        </table:cell-content-change>
        <table:cell-content-change table:id="ct97">
          <table:cell-address table:column="9" table:row="29" table:table="0"/>
          <office:change-info>
            <dc:creator> </dc:creator>
            <dc:date>2022-01-21T08:57:39.573389263</dc:date>
          </office:change-info>
          <table:previous>
            <table:change-track-table-cell/>
          </table:previous>
        </table:cell-content-change>
        <table:cell-content-change table:id="ct98">
          <table:cell-address table:column="11" table:row="29" table:table="0"/>
          <office:change-info>
            <dc:creator> </dc:creator>
            <dc:date>2022-01-21T08:57:41.282234618</dc:date>
          </office:change-info>
          <table:previous>
            <table:change-track-table-cell/>
          </table:previous>
        </table:cell-content-change>
        <table:cell-content-change table:id="ct99">
          <table:cell-address table:column="12" table:row="29" table:table="0"/>
          <office:change-info>
            <dc:creator> </dc:creator>
            <dc:date>2022-01-21T08:57:45.602770844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uti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4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T-SYNTHESYS</text:p>
          </table:table-cell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9"/>
          <table:table-cell office:value-type="string" calcext:value-type="string">
            <text:p>FORMULA is x^2 + x + 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AC701 Evaluation Platform</text:p>
          </table:table-cell>
          <table:table-cell table:style-name="ce5"/>
          <table:table-cell table:style-name="Default" table:number-columns-repeated="8"/>
          <table:table-cell table:style-name="ce10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ce6" office:value-type="string" calcext:value-type="string">
            <text:p>Tot_bits</text:p>
          </table:table-cell>
          <table:table-cell table:style-name="ce6" office:value-type="string" calcext:value-type="string">
            <text:p>Bits_per_word</text:p>
          </table:table-cell>
          <table:table-cell table:style-name="ce6" office:value-type="string" calcext:value-type="string">
            <text:p>Words</text:p>
          </table:table-cell>
          <table:table-cell table:style-name="ce6" office:value-type="string" calcext:value-type="string">
            <text:p>LUT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RAM</text:p>
          </table:table-cell>
          <table:table-cell table:style-name="ce6" office:value-type="string" calcext:value-type="string">
            <text:p>DSP</text:p>
          </table:table-cell>
          <table:table-cell table:style-name="ce6" office:value-type="string" calcext:value-type="string">
            <text:p>LUTRAM</text:p>
          </table:table-cell>
          <table:table-cell table:style-name="ce6" office:value-type="string" calcext:value-type="string">
            <text:p>IO</text:p>
          </table:table-cell>
          <table:table-cell table:style-name="ce5" office:value-type="string" calcext:value-type="string">
            <text:p>N_COMPUTATION_CYCLES</text:p>
          </table:table-cell>
          <table:table-cell office:value-type="string" calcext:value-type="string">
            <text:p>WORST PATH</text:p>
          </table:table-cell>
          <table:table-cell office:value-type="string" calcext:value-type="string">
            <text:p>F_MAX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Configuration: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60(19%)</text:p>
          </table:table-cell>
          <table:table-cell office:value-type="float" office:value="8403" calcext:value-type="float">
            <text:p>8403</text:p>
          </table:table-cell>
          <table:table-cell/>
          <table:table-cell office:value-type="string" calcext:value-type="string">
            <text:p>675(91%)</text:p>
          </table:table-cell>
          <table:table-cell office:value-type="float" office:value="172" calcext:value-type="float">
            <text:p>172</text:p>
          </table:table-cell>
          <table:table-cell office:value-type="float" office:value="1288" calcext:value-type="float">
            <text:p>128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non implementa causa I/O counts</text:p>
          </table:table-cell>
        </table:table-row>
        <table:table-row table:style-name="ro3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5008 (4%)</text:p>
          </table:table-cell>
          <table:table-cell table:style-name="ce8" office:value-type="string" calcext:value-type="string">
            <text:p>4371 (1%)</text:p>
          </table:table-cell>
          <table:table-cell table:style-name="ce9" office:value-type="float" office:value="0" calcext:value-type="float">
            <text:p>0.00</text:p>
          </table:table-cell>
          <table:table-cell table:style-name="ce8" office:value-type="string" calcext:value-type="string">
            <text:p>164(22%)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48" calcext:value-type="float">
            <text:p>64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52(2%)</text:p>
          </table:table-cell>
          <table:table-cell office:value-type="float" office:value="3806" calcext:value-type="float">
            <text:p>3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implementa, ma il path piu lungo è 13 n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84" calcext:value-type="float">
            <text:p>1584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(1%)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91" calcext:value-type="float">
            <text:p>1391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736" calcext:value-type="float">
            <text:p>173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(6%)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5 ns </text:p>
          </table:table-cell>
          <table:table-cell office:value-type="string" calcext:value-type="string">
            <text:p>70 Mhz</text:p>
          </table:table-cell>
          <table:table-cell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46" calcext:value-type="float">
            <text:p>946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2" calcext:value-type="float">
            <text:p>702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" office:value-type="string" calcext:value-type="string">
            <text:p>POST-IMPLEMENTATION</text:p>
          </table:table-cell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AC701 Evaluation Platform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Configuration:</text:p>
          </table:table-cell>
          <table:table-cell/>
          <table:table-cell table:style-name="ce6" office:value-type="string" calcext:value-type="string">
            <text:p>Tot_bits</text:p>
          </table:table-cell>
          <table:table-cell table:style-name="ce6" office:value-type="string" calcext:value-type="string">
            <text:p>Bits_per_word</text:p>
          </table:table-cell>
          <table:table-cell table:style-name="ce6" office:value-type="string" calcext:value-type="string">
            <text:p>Words</text:p>
          </table:table-cell>
          <table:table-cell table:style-name="ce6" office:value-type="string" calcext:value-type="string">
            <text:p>LUT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RAM</text:p>
          </table:table-cell>
          <table:table-cell table:style-name="ce6" office:value-type="string" calcext:value-type="string">
            <text:p>DSP</text:p>
          </table:table-cell>
          <table:table-cell table:style-name="ce6" office:value-type="string" calcext:value-type="string">
            <text:p>LUTRAM</text:p>
          </table:table-cell>
          <table:table-cell table:style-name="ce6" office:value-type="string" calcext:value-type="string">
            <text:p>IO</text:p>
          </table:table-cell>
          <table:table-cell/>
          <table:table-cell office:value-type="string" calcext:value-type="string">
            <text:p>WORST PATH</text:p>
          </table:table-cell>
          <table:table-cell office:value-type="string" calcext:value-type="string">
            <text:p>F_MAX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31(2%)</text:p>
          </table:table-cell>
          <table:table-cell office:value-type="float" office:value="3917" calcext:value-type="float">
            <text:p>3917</text:p>
          </table:table-cell>
          <table:table-cell/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office:value-type="string" calcext:value-type="string">
            <text:p>implementa, ma il path piu lungo è 13 n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51" calcext:value-type="float">
            <text:p>1551</text:p>
          </table:table-cell>
          <table:table-cell office:value-type="float" office:value="3414" calcext:value-type="float">
            <text:p>3414</text:p>
          </table:table-cell>
          <table:table-cell/>
          <table:table-cell office:value-type="string" calcext:value-type="string">
            <text:p>11(1%)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57" calcext:value-type="float">
            <text:p>1357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736" calcext:value-type="float">
            <text:p>173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(6%)</text:p>
          </table:table-cell>
          <table:table-cell office:value-type="float" office:value="104" calcext:value-type="float">
            <text:p>104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4.5 ns </text:p>
          </table:table-cell>
          <table:table-cell office:value-type="string" calcext:value-type="string">
            <text:p>70 Mhz</text:p>
          </table:table-cell>
          <table:table-cell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86" calcext:value-type="float">
            <text:p>1186</text:p>
          </table:table-cell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(1%)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10.455 ns</text:p>
          </table:table-cell>
          <table:table-cell office:value-type="string" calcext:value-type="string">
            <text:p>95Mhz</text:p>
          </table:table-cell>
          <table:table-cell/>
        </table:table-row>
        <table:table-row table:style-name="ro2"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82" calcext:value-type="float">
            <text:p>882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8.261 ns</text:p>
          </table:table-cell>
          <table:table-cell office:value-type="string" calcext:value-type="string">
            <text:p>121 Mhz</text:p>
          </table:table-cell>
          <table:table-cell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71" calcext:value-type="float">
            <text:p>671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0" number:min-decimal-places="0" number:min-integer-digits="0"/>
    </number:number-style>
    <number:number-style style:name="N161">
      <number:number number:decimal-places="0" number:min-decimal-places="0" number:min-integer-digits="2"/>
    </number:number-style>
    <number:number-style style:name="N162">
      <number:number number:decimal-places="0" number:min-decimal-places="0" number:min-integer-digits="3"/>
    </number:number-style>
    <number:number-style style:name="N163">
      <number:number number:decimal-places="0" number:min-decimal-places="0" number:min-integer-digits="4"/>
    </number:number-style>
    <number:number-style style:name="N164">
      <number:number number:decimal-places="0" number:min-decimal-places="0" number:min-integer-digits="5"/>
    </number:number-style>
    <number:number-style style:name="N165">
      <number:number number:decimal-places="0" number:min-decimal-places="0" number:min-integer-digits="6"/>
    </number:number-style>
    <number:number-style style:name="N166">
      <number:number number:decimal-places="0" number:min-decimal-places="0" number:min-integer-digits="7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1T09:57:45.604180193</dc:date>
    <meta:editing-duration>PT2H33S</meta:editing-duration>
    <meta:editing-cycles>22</meta:editing-cycles>
    <meta:generator>LibreOffice/7.0.6.2$Linux_X86_64 LibreOffice_project/00$Build-2</meta:generator>
    <meta:document-statistic meta:table-count="1" meta:cell-count="210" meta:object-count="0"/>
  </office:meta>
</office:document-meta>
</file>